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f3c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f3c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f3c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f3c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f3c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f3c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f3c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f3c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f3c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f3c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f3c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f3c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f3c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f3c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f3c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f3c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f3c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thony Alejandro Bergoderi Bustamante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José Félix Rivas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0/1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73398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Katherine Vanessa Bustamante Castil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44304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21.04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9" meta:character-count="1194" meta:non-whitespace-character-count="1025"/>
    <meta:template xlink:type="simple" xlink:actuate="onRequest" xlink:title="Normal" xlink:href=""/>
  </office:meta>
</office:document-meta>
</file>